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Open Sans Semibold" svg:font-family="'Open Sans Semibol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6.72mm"/>
    </style:style>
    <style:style style:name="co2" style:family="table-column">
      <style:table-column-properties fo:break-before="auto" style:column-width="8.17mm"/>
    </style:style>
    <style:style style:name="co3" style:family="table-column">
      <style:table-column-properties fo:break-before="auto" style:column-width="2.54mm"/>
    </style:style>
    <style:style style:name="co4" style:family="table-column">
      <style:table-column-properties fo:break-before="auto" style:column-width="20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Open Sans Semibold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3.53mm"/>
      <style:text-properties style:font-name="Open Sans Semibold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7.06mm"/>
      <style:text-properties style:font-name="Open Sans Semibold"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Open Sans Semibold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3.53mm"/>
      <style:text-properties style:font-name="Open Sans Semibold" fo:font-style="italic" fo:font-weight="normal" style:font-style-asian="italic" style:font-weight-asian="normal" style:font-style-complex="italic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3.53mm"/>
      <style:text-properties style:font-name="Open Sans Semibold"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ext-properties style:font-name="Open Sans Semibold"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3.53mm"/>
      <style:text-properties style:font-name="Open Sans Semibold" fo:font-style="italic" style:text-underline-style="none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7.06mm"/>
      <style:text-properties style:font-name="Open Sans Semibold" fo:font-style="italic" fo:font-weight="normal" style:font-style-asian="italic" style:font-weight-asian="normal" style:font-style-complex="italic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7.06mm"/>
      <style:text-properties style:font-name="Open Sans Semibold" fo:font-style="normal" fo:font-weight="normal" style:font-style-asian="normal" style:font-weight-asian="normal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0.99pt solid #ffffff" fo:border-left="none" fo:border-right="none" fo:border-top="none"/>
      <style:text-properties style:font-name="Open Sans Semibold" fo:font-size="6pt" fo:font-weight="normal" style:font-size-asian="6pt" style:font-weight-asian="normal" style:font-size-complex="6pt" style:font-weight-complex="normal"/>
      <style:map style:condition="cell-content()=&quot;i&quot;" style:apply-style-name="Maximitid_2c__20_uppskattning" style:base-cell-address="Sheet1.C1"/>
      <style:map style:condition="cell-content()=&quot;j&quot;" style:apply-style-name="Minimitid_2c__20_uppskattning" style:base-cell-address="Sheet1.C1"/>
      <style:map style:condition="cell-content()=&quot;k&quot;" style:apply-style-name="Minimitid_2c__20_höftning" style:base-cell-address="Sheet1.C1"/>
      <style:map style:condition="cell-content()=&quot;n&quot;" style:apply-style-name="Maximitid_2c__20_höftning" style:base-cell-address="Sheet1.C1"/>
    </style:style>
    <style:style style:name="ce27" style:family="table-cell" style:parent-style-name="Default">
      <style:table-cell-properties fo:border-bottom="0.99pt solid #ffffff" fo:border-left="none" fo:border-right="none" fo:border-top="0.99pt solid #ffffff"/>
      <style:text-properties style:font-name="Open Sans Semibold" fo:font-size="6pt" fo:font-weight="normal" style:font-size-asian="6pt" style:font-weight-asian="normal" style:font-size-complex="6pt" style:font-weight-complex="normal"/>
      <style:map style:condition="cell-content()=&quot;i&quot;" style:apply-style-name="Maximitid_2c__20_uppskattning" style:base-cell-address="Sheet1.C1"/>
      <style:map style:condition="cell-content()=&quot;j&quot;" style:apply-style-name="Minimitid_2c__20_uppskattning" style:base-cell-address="Sheet1.C1"/>
      <style:map style:condition="cell-content()=&quot;k&quot;" style:apply-style-name="Minimitid_2c__20_höftning" style:base-cell-address="Sheet1.C1"/>
      <style:map style:condition="cell-content()=&quot;n&quot;" style:apply-style-name="Maximitid_2c__20_höftning" style:base-cell-address="Sheet1.C1"/>
    </style:style>
    <style:style style:name="ce28" style:family="table-cell" style:parent-style-name="Default">
      <style:table-cell-properties fo:border-bottom="0.99pt solid #ffffff" fo:border-left="none" fo:border-right="none" fo:border-top="0.99pt solid #ffffff"/>
      <style:text-properties fo:font-weight="normal" style:font-weight-asian="normal" style:font-weight-complex="normal"/>
      <style:map style:condition="cell-content()=&quot;i&quot;" style:apply-style-name="Maximitid_2c__20_uppskattning" style:base-cell-address="Sheet1.C1"/>
      <style:map style:condition="cell-content()=&quot;j&quot;" style:apply-style-name="Minimitid_2c__20_uppskattning" style:base-cell-address="Sheet1.C1"/>
      <style:map style:condition="cell-content()=&quot;k&quot;" style:apply-style-name="Minimitid_2c__20_höftning" style:base-cell-address="Sheet1.C1"/>
      <style:map style:condition="cell-content()=&quot;n&quot;" style:apply-style-name="Maximitid_2c__20_höftning" style:base-cell-address="Sheet1.C1"/>
    </style:style>
    <style:style style:name="ce29" style:family="table-cell" style:parent-style-name="Default">
      <style:table-cell-properties fo:border-bottom="none" fo:border-left="none" fo:border-right="none" fo:border-top="0.99pt solid #ffffff"/>
      <style:text-properties style:font-name="Open Sans Semibold" fo:font-size="6pt" fo:font-weight="normal" style:font-size-asian="6pt" style:font-weight-asian="normal" style:font-size-complex="6pt" style:font-weight-complex="normal"/>
      <style:map style:condition="cell-content()=&quot;i&quot;" style:apply-style-name="Maximitid_2c__20_uppskattning" style:base-cell-address="Sheet1.C1"/>
      <style:map style:condition="cell-content()=&quot;j&quot;" style:apply-style-name="Minimitid_2c__20_uppskattning" style:base-cell-address="Sheet1.C1"/>
      <style:map style:condition="cell-content()=&quot;k&quot;" style:apply-style-name="Minimitid_2c__20_höftning" style:base-cell-address="Sheet1.C1"/>
      <style:map style:condition="cell-content()=&quot;n&quot;" style:apply-style-name="Maximitid_2c__20_höftning" style:base-cell-address="Sheet1.C1"/>
    </style:style>
    <style:style style:name="ce30" style:family="table-cell" style:parent-style-name="Default">
      <style:table-cell-properties fo:border-bottom="0.99pt solid #ffffff" fo:border-left="none" fo:border-right="none" fo:border-top="0.99pt solid #ffffff"/>
      <style:text-properties style:font-name="Open Sans Semibold" fo:font-weight="normal" style:font-weight-asian="normal" style:font-weight-complex="normal"/>
      <style:map style:condition="cell-content()=&quot;i&quot;" style:apply-style-name="Maximitid_2c__20_uppskattning" style:base-cell-address="Sheet1.C1"/>
      <style:map style:condition="cell-content()=&quot;j&quot;" style:apply-style-name="Minimitid_2c__20_uppskattning" style:base-cell-address="Sheet1.C1"/>
      <style:map style:condition="cell-content()=&quot;k&quot;" style:apply-style-name="Minimitid_2c__20_höftning" style:base-cell-address="Sheet1.C1"/>
      <style:map style:condition="cell-content()=&quot;n&quot;" style:apply-style-name="Maximitid_2c__20_höftning" style:base-cell-address="Sheet1.C1"/>
    </style:style>
    <style:style style:name="ce31" style:family="table-cell" style:parent-style-name="Default">
      <style:table-cell-properties fo:border-bottom="none" fo:border-left="none" fo:border-right="none" fo:border-top="0.99pt solid #ffffff"/>
      <style:text-properties style:font-name="Open Sans Semibold" fo:font-weight="normal" style:font-weight-asian="normal" style:font-weight-complex="normal"/>
      <style:map style:condition="cell-content()=&quot;i&quot;" style:apply-style-name="Maximitid_2c__20_uppskattning" style:base-cell-address="Sheet1.C1"/>
      <style:map style:condition="cell-content()=&quot;j&quot;" style:apply-style-name="Minimitid_2c__20_uppskattning" style:base-cell-address="Sheet1.C1"/>
      <style:map style:condition="cell-content()=&quot;k&quot;" style:apply-style-name="Minimitid_2c__20_höftning" style:base-cell-address="Sheet1.C1"/>
      <style:map style:condition="cell-content()=&quot;n&quot;" style:apply-style-name="Maximitid_2c__20_höftning" style:base-cell-address="Sheet1.C1"/>
    </style:style>
    <style:style style:name="ce1" style:family="table-cell" style:parent-style-name="Default">
      <style:text-properties style:font-name="Open Sans Semibold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0" table:default-cell-style-name="ce27"/>
        <table:table-column table:style-name="co3" table:number-columns-repeated="2" table:default-cell-style-name="ce30"/>
        <table:table-column table:style-name="co4" table:number-columns-repeated="960" table:default-cell-style-name="ce1"/>
        <table:table-row table:style-name="ro1">
          <table:table-cell table:number-columns-repeated="2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3" calcext:value-type="float">
            <text:p>13</text:p>
          </table:table-cell>
          <table:table-cell table:style-name="ce26" office:value-type="float" office:value="14" calcext:value-type="float">
            <text:p>1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2" calcext:value-type="float">
            <text:p>22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9" calcext:value-type="float">
            <text:p>29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32" calcext:value-type="float">
            <text:p>32</text:p>
          </table:table-cell>
          <table:table-cell table:style-name="ce26" office:value-type="float" office:value="33" calcext:value-type="float">
            <text:p>33</text:p>
          </table:table-cell>
          <table:table-cell table:style-name="ce26" office:value-type="float" office:value="34" calcext:value-type="float">
            <text:p>34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37" calcext:value-type="float">
            <text:p>37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39" calcext:value-type="float">
            <text:p>39</text:p>
          </table:table-cell>
          <table:table-cell table:style-name="ce26" office:value-type="float" office:value="40" calcext:value-type="float">
            <text:p>40</text:p>
          </table:table-cell>
          <table:table-cell table:style-name="ce26" office:value-type="float" office:value="41" calcext:value-type="float">
            <text:p>41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44" calcext:value-type="float">
            <text:p>44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46" calcext:value-type="float">
            <text:p>46</text:p>
          </table:table-cell>
          <table:table-cell table:style-name="ce26" office:value-type="float" office:value="47" calcext:value-type="float">
            <text:p>47</text:p>
          </table:table-cell>
          <table:table-cell table:style-name="ce26" office:value-type="float" office:value="48" calcext:value-type="float">
            <text:p>48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53" calcext:value-type="float">
            <text:p>53</text:p>
          </table:table-cell>
          <table:table-cell table:style-name="ce26" office:value-type="float" office:value="54" calcext:value-type="float">
            <text:p>54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56" calcext:value-type="float">
            <text:p>56</text:p>
          </table:table-cell>
          <table:table-cell table:style-name="ce26" office:value-type="float" office:value="57" calcext:value-type="float">
            <text:p>57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float" office:value="60" calcext:value-type="float">
            <text:p>60</text:p>
          </table:table-cell>
          <table:table-cell table:style-name="ce26" office:value-type="float" office:value="61" calcext:value-type="float">
            <text:p>61</text:p>
          </table:table-cell>
          <table:table-cell table:style-name="ce26" office:value-type="float" office:value="62" calcext:value-type="float">
            <text:p>62</text:p>
          </table:table-cell>
          <table:table-cell table:number-columns-repeated="960"/>
        </table:table-row>
        <table:table-row table:style-name="ro1">
          <table:table-cell office:value-type="string" calcext:value-type="string">
            <text:p>1 Datainsamlingen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Instruktioner för insamling av känslig inlärarpersondata</text:p>
          </table:table-cell>
          <table:table-cell table:style-name="ce3"/>
          <table:table-cell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Instruktioner för insamling av känslig inlärartext</text:p>
          </table:table-cell>
          <table:table-cell table:style-name="ce3"/>
          <table:table-cell office:value-type="string" calcext:value-type="string">
            <text:p>I</text:p>
          </table:table-cell>
          <table:table-cell table:style-name="ce28"/>
          <table:table-cell table:number-columns-repeated="1020"/>
        </table:table-row>
        <table:table-row table:style-name="ro1">
          <table:table-cell table:style-name="ce3" office:value-type="string" calcext:value-type="string">
            <text:p>Sätt upp relationsdatabas och gränssnitt</text:p>
          </table:table-cell>
          <table:table-cell table:style-name="ce3"/>
          <table:table-cell table:number-columns-repeated="10" office:value-type="string" calcext:value-type="string">
            <text:p>i</text:p>
          </table:table-cell>
          <table:table-cell table:number-columns-repeated="11"/>
          <table:table-cell table:style-name="ce28" table:number-columns-repeated="2"/>
          <table:table-cell table:number-columns-repeated="999"/>
        </table:table-row>
        <table:table-row table:style-name="ro1">
          <table:table-cell table:style-name="ce10" office:value-type="string" calcext:value-type="string">
            <text:p>Manual</text:p>
          </table:table-cell>
          <table:table-cell table:style-name="ce10"/>
          <table:table-cell table:number-columns-repeated="10"/>
          <table:table-cell office:value-type="string" calcext:value-type="string">
            <text:p>i</text:p>
          </table:table-cell>
          <table:table-cell table:number-columns-repeated="10"/>
          <table:table-cell table:style-name="ce28" table:number-columns-repeated="2"/>
          <table:table-cell table:number-columns-repeated="999"/>
        </table:table-row>
        <table:table-row table:style-name="ro1">
          <table:table-cell table:style-name="ce10" office:value-type="string" calcext:value-type="string">
            <text:p>Fixa buggar och feature requests efter pilot</text:p>
          </table:table-cell>
          <table:table-cell table:style-name="ce10"/>
          <table:table-cell table:number-columns-repeated="11"/>
          <table:table-cell table:number-columns-repeated="4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table:number-columns-repeated="5" office:value-type="string" calcext:value-type="string">
            <text:p>j</text:p>
          </table:table-cell>
          <table:table-cell table:style-name="ce28" table:number-columns-repeated="2"/>
          <table:table-cell table:number-columns-repeated="999"/>
        </table:table-row>
        <table:table-row table:style-name="ro1">
          <table:table-cell table:style-name="ce11" office:value-type="string" calcext:value-type="string">
            <text:p>1,25 Uppgiftsfördelningssystem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3" office:value-type="string" calcext:value-type="string">
            <text:p>Research: related work (WebAnno, mechanical turk), ta fram kravspec</text:p>
          </table:table-cell>
          <table:table-cell table:style-name="ce3"/>
          <table:table-cell table:number-columns-repeated="9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table:number-columns-repeated="10" office:value-type="string" calcext:value-type="string">
            <text:p>j</text:p>
          </table:table-cell>
          <table:table-cell table:number-columns-repeated="1002"/>
        </table:table-row>
        <table:table-row table:style-name="ro1">
          <table:table-cell table:style-name="ce12" office:value-type="string" calcext:value-type="string">
            <text:p>Implementation/installation</text:p>
          </table:table-cell>
          <table:table-cell table:style-name="ce12"/>
          <table:table-cell table:number-columns-repeated="20"/>
          <table:table-cell table:number-columns-repeated="10" office:value-type="string" calcext:value-type="string">
            <text:p>k</text:p>
          </table:table-cell>
          <table:table-cell table:number-columns-repeated="10" office:value-type="string" calcext:value-type="string">
            <text:p>n</text:p>
          </table:table-cell>
          <table:table-cell table:number-columns-repeated="982"/>
        </table:table-row>
        <table:table-row table:style-name="ro1">
          <table:table-cell table:style-name="ce17" office:value-type="string" calcext:value-type="string">
            <text:p>Manual</text:p>
          </table:table-cell>
          <table:table-cell table:style-name="ce17"/>
          <table:table-cell table:number-columns-repeated="40"/>
          <table:table-cell table:number-columns-repeated="2" office:value-type="string" calcext:value-type="string">
            <text:p>I</text:p>
          </table:table-cell>
          <table:table-cell table:number-columns-repeated="980"/>
        </table:table-row>
        <table:table-row table:style-name="ro1">
          <table:table-cell table:style-name="ce3" office:value-type="string" calcext:value-type="string">
            <text:p>Fixa buggar och feature requests efter pilot</text:p>
          </table:table-cell>
          <table:table-cell table:style-name="ce3"/>
          <table:table-cell table:number-columns-repeated="20"/>
          <table:table-cell table:style-name="ce28" table:number-columns-repeated="20"/>
          <table:table-cell table:number-columns-repeated="2"/>
          <table:table-cell table:number-columns-repeated="9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table:number-columns-repeated="8" office:value-type="string" calcext:value-type="string">
            <text:p>j</text:p>
          </table:table-cell>
          <table:table-cell table:number-columns-repeated="2" table:style-name="ce27" office:value-type="string" calcext:value-type="string">
            <text:p>j</text:p>
          </table:table-cell>
          <table:table-cell table:number-columns-repeated="960"/>
        </table:table-row>
        <table:table-row table:style-name="ro1">
          <table:table-cell table:style-name="ce21" office:value-type="string" calcext:value-type="string">
            <text:p>1,5 Transkription och anonymisering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22" office:value-type="string" calcext:value-type="string">
            <text:p>Sätta upp lokala oanslutna datorer (behövs om insamlarassistenterna inte gör dessa två steg)</text:p>
          </table:table-cell>
          <table:table-cell table:style-name="ce22"/>
          <table:table-cell table:number-columns-repeated="5" office:value-type="string" calcext:value-type="string">
            <text:p>j</text:p>
          </table:table-cell>
          <table:table-cell table:style-name="ce28" table:number-columns-repeated="5"/>
          <table:table-cell table:number-columns-repeated="3"/>
          <table:table-cell table:style-name="ce28" table:number-columns-repeated="10"/>
          <table:table-cell table:number-columns-repeated="17"/>
          <table:table-cell table:number-columns-repeated="5" office:value-type="string" calcext:value-type="string">
            <text:p>j</text:p>
          </table:table-cell>
          <table:table-cell table:number-columns-repeated="977"/>
        </table:table-row>
        <table:table-row table:style-name="ro1">
          <table:table-cell table:style-name="ce3" office:value-type="string" calcext:value-type="string">
            <text:p>Enklast möjliga transkription med en bild och en textredigerare</text:p>
          </table:table-cell>
          <table:table-cell table:style-name="ce3"/>
          <table:table-cell table:number-columns-repeated="5" office:value-type="string" calcext:value-type="string">
            <text:p>i</text:p>
          </table:table-cell>
          <table:table-cell table:number-columns-repeated="21"/>
          <table:table-cell table:style-name="ce28" table:number-columns-repeated="23"/>
          <table:table-cell table:number-columns-repeated="973"/>
        </table:table-row>
        <table:table-row table:style-name="ro1">
          <table:table-cell table:style-name="ce10" office:value-type="string" calcext:value-type="string">
            <text:p>Manual</text:p>
          </table:table-cell>
          <table:table-cell table:style-name="ce10"/>
          <table:table-cell table:number-columns-repeated="5"/>
          <table:table-cell office:value-type="string" calcext:value-type="string">
            <text:p>I</text:p>
          </table:table-cell>
          <table:table-cell table:number-columns-repeated="20"/>
          <table:table-cell table:style-name="ce28" table:number-columns-repeated="23"/>
          <table:table-cell table:number-columns-repeated="973"/>
        </table:table-row>
        <table:table-row table:style-name="ro1">
          <table:table-cell table:style-name="ce10" office:value-type="string" calcext:value-type="string">
            <text:p>Fixa buggar och feature requests efter pilot</text:p>
          </table:table-cell>
          <table:table-cell table:style-name="ce10"/>
          <table:table-cell table:number-columns-repeated="6"/>
          <table:table-cell table:number-columns-repeated="4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table:number-columns-repeated="5" office:value-type="string" calcext:value-type="string">
            <text:p>j</text:p>
          </table:table-cell>
          <table:table-cell table:number-columns-repeated="10"/>
          <table:table-cell table:style-name="ce28" table:number-columns-repeated="23"/>
          <table:table-cell table:number-columns-repeated="973"/>
        </table:table-row>
        <table:table-row table:style-name="ro1">
          <table:table-cell table:style-name="ce3" office:value-type="string" calcext:value-type="string">
            <text:p>Anonymisering</text:p>
          </table:table-cell>
          <table:table-cell table:style-name="ce3"/>
          <table:table-cell table:number-columns-repeated="6"/>
          <table:table-cell table:style-name="ce28" table:number-columns-repeated="43"/>
          <table:table-cell table:number-columns-repeated="973"/>
        </table:table-row>
        <table:table-row table:style-name="ro1">
          <table:table-cell table:style-name="ce10" office:value-type="string" calcext:value-type="string">
            <text:p>Research: related work, ta fram kravspec, tidsuppskatta hur NER kan användas</text:p>
          </table:table-cell>
          <table:table-cell table:style-name="ce10"/>
          <table:table-cell table:number-columns-repeated="5" office:value-type="string" calcext:value-type="string">
            <text:p>i</text:p>
          </table:table-cell>
          <table:table-cell table:number-columns-repeated="10" office:value-type="string" calcext:value-type="string">
            <text:p>j</text:p>
          </table:table-cell>
          <table:table-cell table:style-name="ce28" table:number-columns-repeated="34"/>
          <table:table-cell table:number-columns-repeated="973"/>
        </table:table-row>
        <table:table-row table:style-name="ro1">
          <table:table-cell table:style-name="ce23" office:value-type="string" calcext:value-type="string">
            <text:p>Implementation/installation</text:p>
          </table:table-cell>
          <table:table-cell table:style-name="ce23"/>
          <table:table-cell table:number-columns-repeated="15"/>
          <table:table-cell table:number-columns-repeated="10" office:value-type="string" calcext:value-type="string">
            <text:p>k</text:p>
          </table:table-cell>
          <table:table-cell table:number-columns-repeated="11"/>
          <table:table-cell table:style-name="ce28" table:number-columns-repeated="6"/>
          <table:table-cell table:number-columns-repeated="980"/>
        </table:table-row>
        <table:table-row table:style-name="ro1">
          <table:table-cell table:style-name="ce24" office:value-type="string" calcext:value-type="string">
            <text:p>Manual</text:p>
          </table:table-cell>
          <table:table-cell table:style-name="ce24"/>
          <table:table-cell table:number-columns-repeated="20"/>
          <table:table-cell table:style-name="ce28" table:number-columns-repeated="5"/>
          <table:table-cell office:value-type="string" calcext:value-type="string">
            <text:p>I</text:p>
          </table:table-cell>
          <table:table-cell table:number-columns-repeated="10"/>
          <table:table-cell table:style-name="ce28" table:number-columns-repeated="6"/>
          <table:table-cell table:number-columns-repeated="980"/>
        </table:table-row>
        <table:table-row table:style-name="ro1">
          <table:table-cell table:style-name="ce10" office:value-type="string" calcext:value-type="string">
            <text:p>Fixa buggar och feature requests efter pilot</text:p>
          </table:table-cell>
          <table:table-cell table:style-name="ce10"/>
          <table:table-cell table:number-columns-repeated="20"/>
          <table:table-cell table:style-name="ce28" table:number-columns-repeated="5"/>
          <table:table-cell/>
          <table:table-cell table:number-columns-repeated="4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table:number-columns-repeated="5" office:value-type="string" calcext:value-type="string">
            <text:p>j</text:p>
          </table:table-cell>
          <table:table-cell table:style-name="ce28" table:number-columns-repeated="6"/>
          <table:table-cell table:number-columns-repeated="980"/>
        </table:table-row>
        <table:table-row table:style-name="ro1">
          <table:table-cell table:style-name="ce11" office:value-type="string" calcext:value-type="string">
            <text:p>2 Annotering</text:p>
          </table:table-cell>
          <table:table-cell table:style-name="ce11"/>
          <table:table-cell table:number-columns-repeated="1022"/>
        </table:table-row>
        <table:table-row table:style-name="ro1">
          <table:table-cell table:style-name="ce3" office:value-type="string" calcext:value-type="string">
            <text:p>Byta inloggning och objektslagring</text:p>
          </table:table-cell>
          <table:table-cell table:style-name="ce3"/>
          <table:table-cell table:number-columns-repeated="5"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Sammanställ data från piloten</text:p>
          </table:table-cell>
          <table:table-cell table:style-name="ce3"/>
          <table:table-cell table:number-columns-repeated="5" office:value-type="string" calcext:value-type="string">
            <text:p>i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Fixa buggar och feature requests efter pilot</text:p>
          </table:table-cell>
          <table:table-cell table:style-name="ce3"/>
          <table:table-cell table:number-columns-repeated="9"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table:number-columns-repeated="10" office:value-type="string" calcext:value-type="string">
            <text:p>j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Uppdatera manualen</text:p>
          </table:table-cell>
          <table:table-cell table:style-name="ce3"/>
          <table:table-cell table:style-name="ce28" table:number-columns-repeated="2"/>
          <table:table-cell table:number-columns-repeated="18"/>
          <table:table-cell table:number-columns-repeated="2" office:value-type="string" calcext:value-type="string">
            <text:p>I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minimumtid för det vi kan uppskatta</text:p>
          </table:table-cell>
          <table:table-cell table:formula="of:=COUNTIF([.C1:.ABD123];&quot;i&quot;)" office:value-type="float" office:value="84" calcext:value-type="float">
            <text:p>84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maximumtid för det vi kan uppskatta</text:p>
          </table:table-cell>
          <table:table-cell table:formula="of:=[.B29]+COUNTIF([.C2:.ABD123];&quot;j&quot;)" office:value-type="float" office:value="149" calcext:value-type="float">
            <text:p>149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extra minimitid för det vi har höftat</text:p>
          </table:table-cell>
          <table:table-cell table:formula="of:=COUNTIF([.C3:.ABD124];&quot;k&quot;)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extra maximitid för det vi har höftat</text:p>
          </table:table-cell>
          <table:table-cell table:formula="of:=[.B31]+COUNTIF([.C4:.ABD125];&quot;n&quot;)"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table:formula="of:=COM.MICROSOFT.CONCAT(ROUND([.B29]/21;1); &quot;-&quot;; ROUND(([.B30]+[.B32])/21;1); &quot; månader för en person&quot;)" office:value-type="string" office:string-value="4-8,5 månader för en person" calcext:value-type="string">
            <text:p>4-8,5 månader för en person</text:p>
          </table:table-cell>
          <table:table-cell table:number-columns-repeated="25"/>
          <table:table-cell table:style-name="ce28"/>
          <table:table-cell table:number-columns-repeated="997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2"/>
          <table:table-cell table:style-name="ce29" table:number-columns-repeated="60"/>
          <table:table-cell table:style-name="ce31" table:number-columns-repeated="2"/>
          <table:table-cell table:number-columns-repeated="960"/>
        </table:table-row>
        <calcext:conditional-formats>
          <calcext:conditional-format calcext:target-range-address="Sheet1.C1:Sheet1.BL1048576">
            <calcext:condition calcext:apply-style-name="Maximitid, uppskattning" calcext:value="=&quot;i&quot;" calcext:base-cell-address="Sheet1.C1"/>
            <calcext:condition calcext:apply-style-name="Minimitid, uppskattning" calcext:value="=&quot;j&quot;" calcext:base-cell-address="Sheet1.C1"/>
            <calcext:condition calcext:apply-style-name="Minimitid, höftning" calcext:value="=&quot;k&quot;" calcext:base-cell-address="Sheet1.C1"/>
            <calcext:condition calcext:apply-style-name="Maximitid, höftning" calcext:value="=&quot;n&quot;" calcext:base-cell-address="Sheet1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Open Sans Semibold" svg:font-family="'Open Sans Semibol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Minimitid_2c__20_uppskattning" style:display-name="Minimitid, uppskattning" style:family="table-cell" style:parent-style-name="Default">
      <style:table-cell-properties fo:background-color="#3f7ebe"/>
      <style:text-properties fo:color="#3f7ebe"/>
    </style:style>
    <style:style style:name="Maximitid_2c__20_uppskattning" style:display-name="Maximitid, uppskattning" style:family="table-cell" style:parent-style-name="Default">
      <style:table-cell-properties fo:background-color="#3fbe3f"/>
      <style:text-properties fo:color="#00cc00"/>
    </style:style>
    <style:style style:name="Minimitid_2c__20_höftning" style:display-name="Minimitid, höftning" style:family="table-cell" style:parent-style-name="Default">
      <style:table-cell-properties fo:background-color="#be7e3f"/>
      <style:text-properties fo:color="#be7e3f"/>
    </style:style>
    <style:style style:name="Maximitid_2c__20_höftning" style:display-name="Maximitid, höftning" style:family="table-cell" style:parent-style-name="Default">
      <style:table-cell-properties fo:background-color="#bd3fbe"/>
      <style:text-properties fo:color="#bd3fb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0000-00-00</text:date>, <text:time style:data-style-name="N2" text:time-value="10:54:58.1913286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11:05:18.256047044</meta:creation-date>
    <dc:date>2017-11-29T11:08:42.524487489</dc:date>
    <meta:editing-duration>PT45M9S</meta:editing-duration>
    <meta:editing-cycles>9</meta:editing-cycles>
    <meta:generator>LibreOffice/5.3.7.2.0$Linux_X86_64 LibreOffice_project/30$Build-2</meta:generator>
    <dc:creator>Carl-Johan Schenström</dc:creator>
    <meta:document-statistic meta:table-count="1" meta:cell-count="276" meta:object-count="0"/>
  </office:meta>
</office:document-meta>
</file>